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T1" style:family="text">
      <style:text-properties fo:font-variant="normal" fo:text-transform="none" fo:color="#222222" style:font-name="arial" fo:font-size="12pt"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reaming service for 360<text:span text:style-name="T1">°</text:span> video</text:p>
      <text:p text:style-name="Standard"/>
      <text:p text:style-name="Standard">-Live sports (would have to be real-time)</text:p>
      <text:p text:style-name="Standard">10s delay</text:p>
      <text:p text:style-name="Standard"/>
      <text:p text:style-name="Standard">-Movies</text:p>
      <text:p text:style-name="Standard">higher quality, infinite preprocessing time</text:p>
      <text:p text:style-name="Standard"/>
      <text:p text:style-name="Standard">What exactly is our business model?</text:p>
      <text:p text:style-name="Standard"/>
      <text:p text:style-name="Standard">The 'Youtube' style business model of running a streaming service with ads doesn't seem to work directly, as there is no way for users to create and upload content – the process of filming a multi-view video takes camera synchronization, multiple camera inputs, etc.</text:p>
      <text:p text:style-name="Standard"/>
      <text:p text:style-name="Standard">Another business model is the 'Netflix' style, where users pay a subscription fee to get 4D content streamed to their laptop/device. This makes more sense, as (like producing TV), as we would be a content creation company at that point, mostly.</text:p>
      <text:p text:style-name="Standard"/>
      <text:p text:style-name="Standard">Eventually you could partner with a hardware manufacturer to produce TVs that are capable of streaming such videos.</text:p>
      <text:p text:style-name="Standard"/>
      <text:p text:style-name="Standard"/>
      <text:p text:style-name="Standard">Interestingly, I think the main challenges would not be on the level of developing the software for streaming/preprocessing. The main challenge would be content creation – there are a variety of options.</text:p>
      <text:p text:style-name="Standard"/>
      <text:list xml:id="list3428067780966116654" text:style-name="L1">
        <text:list-item>
          <text:p text:style-name="P1">Creating all of the content ourselves. This runs into a lot of limitations, as we would need to arrange for recording and distribution rights for sports, and we would need to effectively become a movie production studio. This also limits us incredibly in terms of the amount of content we can produce over a short period of time.</text:p>
        </text:list-item>
        <text:list-item>
          <text:p text:style-name="P1">Having users create the content themselves, sort of like youtube. The problem with this type of free-for-all is that it is very hard to create this type of content. It requires two identical cameras, and precise camera synchronization. The hardware and setup requirements make this approach unrealistic.</text:p>
        </text:list-item>
        <text:list-item>
          <text:p text:style-name="P1">A middle-ground between these two approaches, we partner with sports/film/entertainment companies to create specialized content. Although this is the most realistic in terms of ability to produce good content, it is also the approach which has the most unclear monetization strategy.</text:p>
        </text:list-item>
      </text:list>
      <text:p text:style-name="Standard"/>
      <text:p text:style-name="Standard">MEDIA-PARTNERSHIP APPROACH:</text:p>
      <text:p text:style-name="Standard"/>
      <text:p text:style-name="Standard">Some questions:</text:p>
      <text:p text:style-name="Standard">-Say that we start off by streaming live sports. There are a lot of companies like TSN, ESPN and UFC that have their own shitty streaming services on their websites. It would be a huge pain in the ass to integrate our streaming service into their site.</text:p>
      <text:p text:style-name="Standard">-That being said, if they are not the ones streaming it, what benefit are they getting out of this arrangement?</text:p>
      <text:p text:style-name="Standard"/>
      <text:p text:style-name="Standard">Additionally, if we put our streaming service widget on their site, we lose control over our software.</text:p>
      <text:p text:style-name="Standard">It's not clear to me why UFC would allow external streaming of their content on another distribution channel. They already have a pretty lucrative business set up, and if they give us access to the 4D <text:soft-page-break/>streaming market for UFC fights, they are creating competition in a market which they currently have a complete monopoly.</text:p>
      <text:p text:style-name="Standard"/>
      <text:p text:style-name="Standard">Maybe you could do some inter-site setup where they log in through the UFC portal, and get redirected to our streaming service with some kind of authentication token?</text:p>
      <text:p text:style-name="Standard"/>
      <text:p text:style-name="Standard">I think the sports streaming industry seems composed of the following structure:</text:p>
      <text:p text:style-name="Standard">-The major players with huge audiences, good quality streams and huge profits</text:p>
      <text:p text:style-name="Standard">-Various free/scam sites that are more or less unofficial torrents</text:p>
      <text:p text:style-name="Standard"/>
      <text:p text:style-name="Standard">I think it will be difficult to even get a meeting with some of these big players, let alone figure out some sort of contract that would be acceptable to both parties.</text:p>
      <text:p text:style-name="Standard"/>
      <text:p text:style-name="Standard">4D live sports streaming (10sec del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ny Hogg</meta:initial-creator>
    <meta:creation-date>2017-06-16T11:39:57.73</meta:creation-date>
    <dc:date>2017-06-16T14:05:15.82</dc:date>
    <dc:creator>Danny Hogg</dc:creator>
    <meta:editing-duration>PT1H34M41S</meta:editing-duration>
    <meta:editing-cycles>16</meta:editing-cycles>
    <meta:generator>OpenOffice/4.1.3$Win32 OpenOffice.org_project/413m1$Build-9783</meta:generator>
    <meta:document-statistic meta:table-count="0" meta:image-count="0" meta:object-count="0" meta:page-count="2" meta:paragraph-count="25" meta:word-count="553" meta:character-count="3339"/>
  </office:meta>
</office:document-meta>
</file>